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gr5" style:family="graphic" style:parent-style-name="standard">
      <style:graphic-properties draw:stroke="none" svg:stroke-color="#ff0000" draw:fill="none" draw:fill-color="#ffffff" fo:min-height="0.811cm"/>
    </style:style>
    <style:style style:name="gr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ff" draw:fill="none" draw:fill-color="#ffffff" fo:min-height="0.385cm"/>
    </style:style>
    <style:style style:name="gr8" style:family="graphic" style:parent-style-name="standard">
      <style:graphic-properties draw:stroke="none" svg:stroke-color="#ff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style:font-size-asian="14pt" style:font-size-complex="14pt"/>
    </style:style>
    <style:style style:name="P3" style:family="paragraph">
      <style:text-properties fo:color="#0000ff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905cm" svg:height="1.27cm" svg:x="7.35cm" svg:y="13.065cm">
          <draw:text-box>
            <text:p>dog</text:p>
          </draw:text-box>
        </draw:frame>
        <draw:line draw:style-name="gr2" draw:text-style-name="P1" draw:layer="layout" svg:x1="8.32cm" svg:y1="13.065cm" svg:x2="8.955cm" svg:y2="10.525cm">
          <text:p/>
        </draw:line>
        <draw:line draw:style-name="gr2" draw:text-style-name="P1" draw:layer="layout" svg:x1="8.955cm" svg:y1="13.5cm" svg:x2="11.16cm" svg:y2="11.795cm">
          <text:p/>
        </draw:line>
        <draw:frame draw:style-name="gr3" draw:text-style-name="P2" draw:layer="layout" svg:width="1.905cm" svg:height="0.806cm" svg:x="8.65cm" svg:y="11.467cm">
          <draw:text-box>
            <text:p><text:span text:style-name="T1">class</text:span></text:p>
          </draw:text-box>
        </draw:frame>
        <draw:frame draw:style-name="gr4" draw:layer="layout" svg:width="2.435cm" svg:height="1.07cm" svg:x="11.1cm" svg:y="11.195cm">
          <draw:text-box>
            <text:p>canine</text:p>
          </draw:text-box>
        </draw:frame>
        <draw:frame draw:style-name="gr1" draw:layer="layout" svg:width="5.08cm" svg:height="1.27cm" svg:x="7.05cm" svg:y="9.455cm">
          <draw:text-box>
            <text:p>domestic animal</text:p>
          </draw:text-box>
        </draw:frame>
        <draw:line draw:style-name="gr2" draw:text-style-name="P1" draw:layer="layout" svg:x1="12.635cm" svg:y1="12.035cm" svg:x2="13.7cm" svg:y2="13.7cm">
          <text:p/>
        </draw:line>
        <draw:frame draw:style-name="gr3" draw:text-style-name="P2" draw:layer="layout" svg:width="1.905cm" svg:height="0.806cm" svg:x="13.026cm" svg:y="12.2cm">
          <draw:text-box>
            <text:p><text:span text:style-name="T1">class</text:span></text:p>
          </draw:text-box>
        </draw:frame>
        <draw:frame draw:style-name="gr4" draw:layer="layout" svg:width="3.509cm" svg:height="1.07cm" svg:x="12.536cm" svg:y="13.565cm">
          <draw:text-box>
            <text:p>carnivore</text:p>
          </draw:text-box>
        </draw:frame>
        <draw:line draw:style-name="gr2" draw:text-style-name="P1" draw:layer="layout" svg:x1="14.13cm" svg:y1="14.475cm" svg:x2="13.765cm" svg:y2="16.31cm">
          <text:p/>
        </draw:line>
        <draw:frame draw:style-name="gr5" draw:text-style-name="P2" draw:layer="layout" svg:width="1.997cm" svg:height="1.061cm" svg:x="14.035cm" svg:y="14.945cm">
          <draw:text-box>
            <text:p><text:span text:style-name="T1">class</text:span></text:p>
          </draw:text-box>
        </draw:frame>
        <draw:frame draw:style-name="gr4" draw:layer="layout" svg:width="3.509cm" svg:height="1.673cm" svg:x="12.437cm" svg:y="16.265cm">
          <draw:text-box>
            <text:p>placental mammal</text:p>
          </draw:text-box>
        </draw:frame>
        <draw:line draw:style-name="gr6" draw:text-style-name="P1" draw:layer="layout" svg:x1="8.72cm" svg:y1="14.035cm" svg:x2="11.16cm" svg:y2="15.605cm">
          <text:p/>
        </draw:line>
        <draw:frame draw:style-name="gr7" draw:text-style-name="P3" draw:layer="layout" svg:width="2.934cm" svg:height="0.806cm" svg:x="9.59cm" svg:y="13.97cm">
          <draw:text-box>
            <text:p><text:span text:style-name="T2">member</text:span></text:p>
          </draw:text-box>
        </draw:frame>
        <draw:frame draw:style-name="gr1" draw:layer="layout" svg:width="1.905cm" svg:height="1.27cm" svg:x="10.99cm" svg:y="15.14cm">
          <draw:text-box>
            <text:p>pack</text:p>
          </draw:text-box>
        </draw:frame>
        <draw:frame draw:style-name="gr1" draw:layer="layout" svg:width="1.905cm" svg:height="1.27cm" svg:x="2.335cm" svg:y="10.625cm">
          <draw:text-box>
            <text:p>mutt</text:p>
          </draw:text-box>
        </draw:frame>
        <draw:frame draw:style-name="gr1" draw:layer="layout" svg:width="1.905cm" svg:height="1.27cm" svg:x="1.4cm" svg:y="12.53cm">
          <draw:text-box>
            <text:p>pug</text:p>
          </draw:text-box>
        </draw:frame>
        <draw:frame draw:style-name="gr1" draw:layer="layout" svg:width="1.905cm" svg:height="1.27cm" svg:x="1.1cm" svg:y="14.635cm">
          <draw:text-box>
            <text:p>corgi</text:p>
          </draw:text-box>
        </draw:frame>
        <draw:frame draw:style-name="gr1" draw:layer="layout" svg:width="3.258cm" svg:height="1.673cm" svg:x="4.652cm" svg:y="15.765cm">
          <draw:text-box>
            <text:p>Mexican hairless</text:p>
          </draw:text-box>
        </draw:frame>
        <draw:frame draw:style-name="gr1" draw:layer="layout" svg:width="2.54cm" svg:height="1.27cm" svg:x="4.04cm" svg:y="9.655cm">
          <draw:text-box>
            <text:p>puppy</text:p>
          </draw:text-box>
        </draw:frame>
        <draw:line draw:style-name="gr2" draw:text-style-name="P1" draw:layer="layout" svg:x1="5.445cm" svg:y1="10.525cm" svg:x2="7.35cm" svg:y2="13.065cm">
          <text:p/>
        </draw:line>
        <draw:line draw:style-name="gr2" draw:text-style-name="P1" draw:layer="layout" svg:x1="3.54cm" svg:y1="11.495cm" svg:x2="7.35cm" svg:y2="13.4cm">
          <text:p/>
        </draw:line>
        <draw:line draw:style-name="gr2" draw:text-style-name="P1" draw:layer="layout" svg:x1="3.005cm" svg:y1="13.165cm" svg:x2="7.35cm" svg:y2="13.7cm">
          <text:p/>
        </draw:line>
        <draw:line draw:style-name="gr2" draw:text-style-name="P1" draw:layer="layout" svg:x1="3.005cm" svg:y1="15.07cm" svg:x2="7.453cm" svg:y2="13.927cm">
          <text:p/>
        </draw:line>
        <draw:line draw:style-name="gr2" draw:text-style-name="P1" draw:layer="layout" svg:x1="6.715cm" svg:y1="15.74cm" svg:x2="7.585cm" svg:y2="14.035cm">
          <text:p/>
        </draw:line>
        <draw:frame draw:style-name="gr3" draw:text-style-name="P4" draw:layer="layout" svg:width="1.905cm" svg:height="0.806cm" svg:x="6.251cm" svg:y="10.967cm">
          <draw:text-box>
            <text:p><text:span text:style-name="T1">class</text:span></text:p>
          </draw:text-box>
        </draw:frame>
        <draw:frame draw:style-name="gr3" draw:text-style-name="P4" draw:layer="layout" svg:width="1.905cm" svg:height="0.806cm" svg:x="4.551cm" svg:y="11.467cm">
          <draw:text-box>
            <text:p><text:span text:style-name="T1">class</text:span></text:p>
          </draw:text-box>
        </draw:frame>
        <draw:frame draw:style-name="gr3" draw:text-style-name="P4" draw:layer="layout" svg:width="1.905cm" svg:height="0.806cm" svg:x="4.051cm" svg:y="12.567cm">
          <draw:text-box>
            <text:p><text:span text:style-name="T1">class</text:span></text:p>
          </draw:text-box>
        </draw:frame>
        <draw:frame draw:style-name="gr3" draw:text-style-name="P4" draw:layer="layout" svg:width="1.905cm" svg:height="0.806cm" svg:x="3.951cm" svg:y="13.867cm">
          <draw:text-box>
            <text:p><text:span text:style-name="T1">class</text:span></text:p>
          </draw:text-box>
        </draw:frame>
        <draw:line draw:style-name="gr6" draw:text-style-name="P1" draw:layer="layout" svg:x1="8.12cm" svg:y1="14.336cm" svg:x2="8.62cm" svg:y2="17.51cm">
          <text:p/>
        </draw:line>
        <draw:frame draw:style-name="gr1" draw:layer="layout" svg:width="2.769cm" svg:height="1.673cm" svg:x="7.756cm" svg:y="17.44cm">
          <draw:text-box>
            <text:p>genus Canis</text:p>
          </draw:text-box>
        </draw:frame>
        <draw:frame draw:style-name="gr7" draw:text-style-name="P3" draw:layer="layout" svg:width="2.934cm" svg:height="0.806cm" svg:x="8.42cm" svg:y="15.905cm">
          <draw:text-box>
            <text:p><text:span text:style-name="T2">member</text:span></text:p>
          </draw:text-box>
        </draw:frame>
        <draw:frame draw:style-name="gr1" draw:layer="layout" svg:width="1.905cm" svg:height="1.27cm" svg:x="7.351cm" svg:y="13.065cm">
          <draw:text-box>
            <text:p>dog</text:p>
          </draw:text-box>
        </draw:frame>
        <draw:line draw:style-name="gr2" draw:text-style-name="P1" draw:layer="layout" svg:x1="8.321cm" svg:y1="13.065cm" svg:x2="8.956cm" svg:y2="10.525cm">
          <text:p/>
        </draw:line>
        <draw:line draw:style-name="gr2" draw:text-style-name="P1" draw:layer="layout" svg:x1="8.956cm" svg:y1="13.5cm" svg:x2="11.161cm" svg:y2="11.795cm">
          <text:p/>
        </draw:line>
        <draw:frame draw:style-name="gr4" draw:layer="layout" svg:width="2.435cm" svg:height="1.07cm" svg:x="11.101cm" svg:y="11.195cm">
          <draw:text-box>
            <text:p>canine</text:p>
          </draw:text-box>
        </draw:frame>
        <draw:frame draw:style-name="gr1" draw:layer="layout" svg:width="5.08cm" svg:height="1.27cm" svg:x="7.051cm" svg:y="9.455cm">
          <draw:text-box>
            <text:p>domestic animal</text:p>
          </draw:text-box>
        </draw:frame>
        <draw:line draw:style-name="gr2" draw:text-style-name="P1" draw:layer="layout" svg:x1="12.636cm" svg:y1="12.035cm" svg:x2="13.701cm" svg:y2="13.7cm">
          <text:p/>
        </draw:line>
        <draw:frame draw:style-name="gr4" draw:layer="layout" svg:width="3.509cm" svg:height="1.07cm" svg:x="12.537cm" svg:y="13.565cm">
          <draw:text-box>
            <text:p>carnivore</text:p>
          </draw:text-box>
        </draw:frame>
        <draw:line draw:style-name="gr2" draw:text-style-name="P1" draw:layer="layout" svg:x1="14.131cm" svg:y1="14.475cm" svg:x2="13.766cm" svg:y2="16.31cm">
          <text:p/>
        </draw:line>
        <draw:frame draw:style-name="gr4" draw:layer="layout" svg:width="3.509cm" svg:height="1.673cm" svg:x="12.438cm" svg:y="16.265cm">
          <draw:text-box>
            <text:p>placental mammal</text:p>
          </draw:text-box>
        </draw:frame>
        <draw:line draw:style-name="gr6" draw:text-style-name="P1" draw:layer="layout" svg:x1="8.721cm" svg:y1="14.035cm" svg:x2="11.161cm" svg:y2="15.605cm">
          <text:p/>
        </draw:line>
        <draw:frame draw:style-name="gr1" draw:layer="layout" svg:width="1.905cm" svg:height="1.27cm" svg:x="10.991cm" svg:y="15.14cm">
          <draw:text-box>
            <text:p>pack</text:p>
          </draw:text-box>
        </draw:frame>
        <draw:frame draw:style-name="gr1" draw:layer="layout" svg:width="1.905cm" svg:height="1.27cm" svg:x="2.336cm" svg:y="10.625cm">
          <draw:text-box>
            <text:p>mutt</text:p>
          </draw:text-box>
        </draw:frame>
        <draw:frame draw:style-name="gr1" draw:layer="layout" svg:width="1.905cm" svg:height="1.27cm" svg:x="1.401cm" svg:y="12.53cm">
          <draw:text-box>
            <text:p>pug</text:p>
          </draw:text-box>
        </draw:frame>
        <draw:frame draw:style-name="gr1" draw:layer="layout" svg:width="1.905cm" svg:height="1.27cm" svg:x="1.101cm" svg:y="14.635cm">
          <draw:text-box>
            <text:p>corgi</text:p>
          </draw:text-box>
        </draw:frame>
        <draw:frame draw:style-name="gr1" draw:layer="layout" svg:width="3.258cm" svg:height="1.673cm" svg:x="4.653cm" svg:y="15.765cm">
          <draw:text-box>
            <text:p>Mexican hairless</text:p>
          </draw:text-box>
        </draw:frame>
        <draw:frame draw:style-name="gr1" draw:layer="layout" svg:width="2.54cm" svg:height="1.27cm" svg:x="4.041cm" svg:y="9.655cm">
          <draw:text-box>
            <text:p>puppy</text:p>
          </draw:text-box>
        </draw:frame>
        <draw:line draw:style-name="gr2" draw:text-style-name="P1" draw:layer="layout" svg:x1="5.446cm" svg:y1="10.525cm" svg:x2="7.351cm" svg:y2="13.065cm">
          <text:p/>
        </draw:line>
        <draw:line draw:style-name="gr2" draw:text-style-name="P1" draw:layer="layout" svg:x1="3.541cm" svg:y1="11.495cm" svg:x2="7.351cm" svg:y2="13.4cm">
          <text:p/>
        </draw:line>
        <draw:line draw:style-name="gr2" draw:text-style-name="P1" draw:layer="layout" svg:x1="3.006cm" svg:y1="13.165cm" svg:x2="7.351cm" svg:y2="13.7cm">
          <text:p/>
        </draw:line>
        <draw:line draw:style-name="gr2" draw:text-style-name="P1" draw:layer="layout" svg:x1="3.006cm" svg:y1="15.07cm" svg:x2="7.454cm" svg:y2="13.927cm">
          <text:p/>
        </draw:line>
        <draw:line draw:style-name="gr2" draw:text-style-name="P1" draw:layer="layout" svg:x1="6.716cm" svg:y1="15.74cm" svg:x2="7.586cm" svg:y2="14.035cm">
          <text:p/>
        </draw:line>
        <draw:line draw:style-name="gr6" draw:text-style-name="P1" draw:layer="layout" svg:x1="8.121cm" svg:y1="14.336cm" svg:x2="8.621cm" svg:y2="17.51cm">
          <text:p/>
        </draw:line>
        <draw:frame draw:style-name="gr1" draw:layer="layout" svg:width="2.769cm" svg:height="1.673cm" svg:x="7.757cm" svg:y="17.44cm">
          <draw:text-box>
            <text:p>genus Canis</text:p>
          </draw:text-box>
        </draw:frame>
        <draw:line draw:style-name="gr2" draw:text-style-name="P1" draw:layer="layout" svg:x1="8.321cm" svg:y1="13.065cm" svg:x2="8.956cm" svg:y2="10.525cm">
          <text:p/>
        </draw:line>
        <draw:line draw:style-name="gr2" draw:text-style-name="P1" draw:layer="layout" svg:x1="8.956cm" svg:y1="13.5cm" svg:x2="11.161cm" svg:y2="11.795cm">
          <text:p/>
        </draw:line>
        <draw:frame draw:style-name="gr3" draw:text-style-name="P4" draw:layer="layout" svg:width="1.905cm" svg:height="0.806cm" svg:x="9.962cm" svg:y="12.478cm">
          <draw:text-box>
            <text:p><text:span text:style-name="T1">class</text:span></text:p>
          </draw:text-box>
        </draw:frame>
        <draw:frame draw:style-name="gr4" draw:layer="layout" svg:width="2.435cm" svg:height="1.07cm" svg:x="11.101cm" svg:y="11.195cm">
          <draw:text-box>
            <text:p>canine</text:p>
          </draw:text-box>
        </draw:frame>
        <draw:line draw:style-name="gr2" draw:text-style-name="P1" draw:layer="layout" svg:x1="12.636cm" svg:y1="12.035cm" svg:x2="13.701cm" svg:y2="13.7cm">
          <text:p/>
        </draw:line>
        <draw:frame draw:style-name="gr4" draw:layer="layout" svg:width="3.509cm" svg:height="1.07cm" svg:x="12.537cm" svg:y="13.565cm">
          <draw:text-box>
            <text:p>carnivore</text:p>
          </draw:text-box>
        </draw:frame>
        <draw:line draw:style-name="gr2" draw:text-style-name="P1" draw:layer="layout" svg:x1="14.131cm" svg:y1="14.475cm" svg:x2="13.766cm" svg:y2="16.31cm">
          <text:p/>
        </draw:line>
        <draw:frame draw:style-name="gr4" draw:layer="layout" svg:width="3.509cm" svg:height="1.673cm" svg:x="12.438cm" svg:y="16.265cm">
          <draw:text-box>
            <text:p>placental mammal</text:p>
          </draw:text-box>
        </draw:frame>
        <draw:line draw:style-name="gr6" draw:text-style-name="P1" draw:layer="layout" svg:x1="8.721cm" svg:y1="14.035cm" svg:x2="11.161cm" svg:y2="15.605cm">
          <text:p/>
        </draw:line>
        <draw:line draw:style-name="gr2" draw:text-style-name="P1" draw:layer="layout" svg:x1="3.541cm" svg:y1="11.495cm" svg:x2="7.351cm" svg:y2="13.4cm">
          <text:p/>
        </draw:line>
        <draw:line draw:style-name="gr2" draw:text-style-name="P1" draw:layer="layout" svg:x1="3.006cm" svg:y1="13.165cm" svg:x2="7.351cm" svg:y2="13.7cm">
          <text:p/>
        </draw:line>
        <draw:line draw:style-name="gr2" draw:text-style-name="P1" draw:layer="layout" svg:x1="3.006cm" svg:y1="15.07cm" svg:x2="7.454cm" svg:y2="13.927cm">
          <text:p/>
        </draw:line>
        <draw:line draw:style-name="gr2" draw:text-style-name="P1" draw:layer="layout" svg:x1="6.716cm" svg:y1="15.74cm" svg:x2="7.586cm" svg:y2="14.035cm">
          <text:p/>
        </draw:line>
        <draw:frame draw:style-name="gr8" draw:text-style-name="P4" draw:layer="layout" svg:width="1.905cm" svg:height="0.806cm" svg:x="5.445cm" svg:y="14.799cm">
          <draw:text-box>
            <text:p><text:span text:style-name="T1">class</text:span></text:p>
          </draw:text-box>
        </draw:frame>
        <draw:line draw:style-name="gr6" draw:text-style-name="P1" draw:layer="layout" svg:x1="8.121cm" svg:y1="14.336cm" svg:x2="8.621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0T19:27:51.49</meta:creation-date>
    <dc:date>2014-08-12T13:40:13.096673765</dc:date>
    <meta:editing-duration>PT33M13S</meta:editing-duration>
    <meta:editing-cycles>5</meta:editing-cycles>
    <meta:generator>LibreOffice/4.2.4.2$Linux_X86_64 LibreOffice_project/420m0$Build-2</meta:generator>
    <meta:document-statistic meta:object-count="70"/>
  </office:meta>
</office:document-meta>
</file>